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opacity="100%" draw:opacity="35%" draw:textarea-horizontal-align="justify" draw:textarea-vertical-align="middle" draw:auto-grow-height="false" fo:min-height="9.91cm" fo:min-width="22.995cm"/>
      <style:paragraph-properties style:writing-mode="lr-tb"/>
    </style:style>
    <style:style style:name="gr3" style:family="graphic" style:parent-style-name="standard">
      <style:graphic-properties draw:shadow="visible"/>
    </style:style>
    <style:style style:name="gr4" style:family="graphic" style:parent-style-name="standard">
      <style:graphic-properties draw:stroke="none" draw:fill-color="#861141" draw:opacity="71%" draw:textarea-horizontal-align="justify" draw:textarea-vertical-align="middle" draw:auto-grow-height="false" fo:min-height="0.649cm" fo:min-width="1.745cm"/>
      <style:paragraph-properties style:writing-mode="lr-tb"/>
    </style:style>
    <style:style style:name="gr5" style:family="graphic" style:parent-style-name="standard">
      <style:graphic-properties draw:stroke="none" draw:fill-color="#861141" draw:opacity="76%" draw:textarea-horizontal-align="justify" draw:textarea-vertical-align="middle" draw:auto-grow-height="false" fo:min-height="1.546cm" fo:min-width="2.643cm"/>
      <style:paragraph-properties style:writing-mode="lr-tb"/>
    </style:style>
    <style:style style:name="gr6" style:family="graphic" style:parent-style-name="standard">
      <style:graphic-properties draw:textarea-vertical-align="middle" fo:min-height="0.527cm" fo:min-width="1.584cm" fo:wrap-option="wrap"/>
    </style:style>
    <style:style style:name="gr7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ights2-title">
      <style:graphic-properties draw:auto-grow-height="true" fo:min-height="2.75cm"/>
      <style:paragraph-properties style:writing-mode="lr-tb"/>
    </style:style>
    <style:style style:name="pr7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8" style:family="presentation" style:parent-style-name="Lights2-outline1" style:list-style-name="L1">
      <style:graphic-properties draw:fill="none" draw:opacity="100%" draw:auto-grow-height="true" draw:fit-to-size="false" style:shrink-to-fit="false" fo:min-height="10.88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1-title">
      <style:graphic-properties draw:auto-grow-height="true" fo:min-height="2.838cm"/>
      <style:paragraph-properties style:writing-mode="lr-tb"/>
    </style:style>
    <style:style style:name="co1" style:family="table-column">
      <style:table-column-properties style:column-width="6.249cm" style:use-optimal-column-width="false"/>
    </style:style>
    <style:style style:name="co2" style:family="table-column">
      <style:table-column-properties style:column-width="4.693cm" style:use-optimal-column-width="false"/>
    </style:style>
    <style:style style:name="co3" style:family="table-column">
      <style:table-column-properties style:column-width="5.43cm" style:use-optimal-column-width="false"/>
    </style:style>
    <style:style style:name="co4" style:family="table-column">
      <style:table-column-properties style:column-width="4.049cm" style:use-optimal-column-width="false"/>
    </style:style>
    <style:style style:name="co5" style:family="table-column">
      <style:table-column-properties style:column-width="3.074cm" style:use-optimal-column-width="false"/>
    </style:style>
    <style:style style:name="ro1" style:family="table-row">
      <style:table-row-properties style:row-height="1.705cm" style:use-optimal-row-height="false"/>
    </style:style>
    <style:style style:name="ro2" style:family="table-row">
      <style:table-row-properties style:row-height="2.545cm" style:use-optimal-row-height="false"/>
    </style:style>
    <style:style style:name="ro3" style:family="table-row">
      <style:table-row-properties style:row-height="5.683cm" style:use-optimal-row-height="false"/>
    </style:style>
    <style:style style:name="ce1" style:family="table-cell">
      <loext:graphic-properties draw:fill="none"/>
      <style:paragraph-properties fo:text-align="center" fo:border="none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60063" loext:opacity="100%" fo:font-size="42pt" fo:background-color="#dddddd" style:font-size-asian="42pt" style:font-size-complex="42pt"/>
    </style:style>
    <style:style style:name="P3" style:family="paragraph">
      <style:paragraph-properties fo:text-align="center"/>
      <style:text-properties fo:color="#333333" loext:opacity="100%"/>
    </style:style>
    <style:style style:name="P4" style:family="paragraph">
      <loext:graphic-properties draw:fill-color="#ffffff"/>
      <style:paragraph-properties fo:text-align="center" style:writing-mode="lr-tb"/>
      <style:text-properties fo:color="#333333" loext:opacity="100%"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66pt" fo:background-color="#dddddd" style:font-size-asian="66pt" style:font-size-complex="66pt"/>
    </style:style>
    <style:style style:name="P7" style:family="paragraph">
      <loext:graphic-properties draw:opacity="35%"/>
      <style:paragraph-properties fo:text-align="center" style:writing-mode="lr-tb"/>
    </style:style>
    <style:style style:name="P8" style:family="paragraph">
      <style:paragraph-properties fo:text-align="center"/>
      <style:text-properties fo:letter-spacing="-0.036cm"/>
    </style:style>
    <style:style style:name="P9" style:family="paragraph">
      <style:paragraph-properties fo:text-align="center"/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P10" style:family="paragraph">
      <style:paragraph-properties fo:text-align="center"/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861141" draw:opacity="71%"/>
      <style:paragraph-properties fo:text-align="center" style:writing-mode="lr-tb"/>
    </style:style>
    <style:style style:name="P13" style:family="paragraph">
      <loext:graphic-properties draw:fill-color="#861141" draw:opacity="76%"/>
      <style:paragraph-properties fo:text-align="center" style:writing-mode="lr-tb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cm" fo:margin-bottom="0cm" fo:text-align="start" fo:text-indent="0cm"/>
    </style:style>
    <style:style style:name="P16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dddddd" loext:opacity="100%" fo:font-size="44pt" style:letter-kerning="true" fo:background-color="#f60063" style:font-size-asian="44pt" style:font-size-complex="44pt"/>
    </style:style>
    <style:style style:name="P17" style:family="paragraph">
      <loext:graphic-properties draw:fill="none" draw:opacity="100%"/>
      <style:paragraph-properties fo:margin-left="0cm" fo:margin-right="0cm" fo:margin-top="0cm" fo:margin-bottom="0cm" fo:text-align="start" fo:text-indent="0cm" style:writing-mode="lr-tb"/>
      <style:text-properties fo:color="#f60063" loext:opacity="100%" fo:font-size="44pt" style:letter-kerning="true" fo:background-color="#81aca6" style:font-size-asian="44pt" style:font-size-complex="44pt"/>
    </style:style>
    <style:style style:name="P18" style:family="paragraph">
      <style:paragraph-properties fo:text-align="center" style:writing-mode="lr-tb"/>
      <style:text-properties fo:color="#f60063" loext:opacity="100%" fo:font-size="40pt" fo:background-color="#dddddd" style:font-size-asian="40pt" style:font-size-complex="4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text-align="center" style:writing-mode="lr-tb"/>
      <style:text-properties fo:color="#f60063" loext:opacity="100%" fo:font-size="72pt" fo:background-color="#dddddd" style:font-size-asian="72pt" style:font-size-complex="72pt"/>
    </style:style>
    <style:style style:name="T1" style:family="text">
      <style:text-properties fo:color="#f60063" loext:opacity="100%" fo:font-size="66pt" fo:background-color="#dddddd" style:font-size-asian="66pt" style:font-size-complex="66pt"/>
    </style:style>
    <style:style style:name="T2" style:family="text">
      <style:text-properties fo:color="#333333" loext:opacity="100%" fo:font-size="54pt" style:font-size-asian="54pt" style:font-size-complex="54pt"/>
    </style:style>
    <style:style style:name="T3" style:family="text">
      <style:text-properties fo:font-size="66pt" fo:background-color="#dddddd" style:font-size-asian="66pt" style:font-size-complex="66pt"/>
    </style:style>
    <style:style style:name="T4" style:family="text">
      <style:text-properties fo:color="#f60063" loext:opacity="100%" fo:font-size="22pt" fo:letter-spacing="-0.036cm" fo:font-weight="bold" style:font-size-asian="21pt" style:font-weight-asian="bold" style:font-size-complex="21pt" style:font-weight-complex="bold"/>
    </style:style>
    <style:style style:name="T5" style:family="text">
      <style:text-properties fo:color="#1c1c1c" loext:opacity="100%" fo:font-size="20pt" fo:text-shadow="none" fo:font-weight="bold" style:font-size-asian="20pt" style:font-weight-asian="bold" style:font-size-complex="20pt" style:font-weight-complex="bold"/>
    </style:style>
    <style:style style:name="T6" style:family="text">
      <style:text-properties fo:color="#1c1c1c" loext:opacity="100%" style:font-name="Liberation Sans" fo:font-size="18pt" fo:text-shadow="none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7" style:family="text">
      <style:text-properties fo:color="#1c1c1c" loext:opacity="100%" fo:font-size="18pt" fo:text-shadow="none" fo:font-weight="bold" style:font-size-asian="18pt" style:font-weight-asian="bold" style:font-size-complex="18pt" style:font-weight-complex="bold"/>
    </style:style>
    <style:style style:name="T8" style:family="text">
      <style:text-properties fo:color="#1c1c1c" loext:opacity="100%" fo:font-size="15pt" fo:text-shadow="none" fo:font-weight="bold" style:font-size-asian="15pt" style:font-weight-asian="bold" style:font-size-complex="15pt" style:font-weight-complex="bold"/>
    </style:style>
    <style:style style:name="T9" style:family="text">
      <style:text-properties fo:color="#f60063" loext:opacity="100%" fo:font-size="54pt" fo:background-color="#dddddd" style:font-size-asian="54pt" style:font-size-complex="54pt"/>
    </style:style>
    <style:style style:name="T10" style:family="text">
      <style:text-properties fo:color="#dddddd" loext:opacity="100%" fo:font-size="36pt" style:letter-kerning="true" fo:background-color="#f60063" style:font-size-asian="36pt" style:font-size-complex="36pt"/>
    </style:style>
    <style:style style:name="T11" style:family="text">
      <style:text-properties fo:color="#dddddd" loext:opacity="100%" fo:font-size="44pt" style:letter-kerning="true" fo:background-color="#f60063" style:font-size-asian="44pt" style:font-size-complex="44pt"/>
    </style:style>
    <style:style style:name="T12" style:family="text">
      <style:text-properties fo:color="#f60063" loext:opacity="100%" fo:font-size="36pt" style:letter-kerning="true" fo:background-color="#81aca6" style:font-size-asian="36pt" style:font-size-complex="36pt"/>
    </style:style>
    <style:style style:name="T13" style:family="text">
      <style:text-properties fo:color="#f60063" loext:opacity="100%" fo:font-size="44pt" style:letter-kerning="true" fo:background-color="#81aca6" style:font-size-asian="44pt" style:font-size-complex="44pt"/>
    </style:style>
    <style:style style:name="T14" style:family="text">
      <style:text-properties fo:color="#f60063" loext:opacity="100%" fo:font-size="40pt" fo:background-color="#dddddd" style:font-size-asian="40pt" style:font-size-complex="40pt"/>
    </style:style>
    <style:style style:name="T15" style:family="text">
      <style:text-properties fo:color="#f60063" loext:opacity="100%" fo:font-size="72pt" fo:background-color="#dddddd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Project </text:span><text:span text:style-name="T1"><text:line-break/></text:span><text:span text:style-name="T1">(sprint 1)</text:span></text:p>
          </draw:text-box>
        </draw:frame>
        <draw:frame presentation:style-name="pr2" draw:text-style-name="P4" draw:layer="layout" svg:width="25.199cm" svg:height="5.619cm" svg:x="1.27cm" svg:y="8.986cm" presentation:class="subtitle" presentation:user-transformed="true">
          <draw:text-box>
            <text:p text:style-name="P3"><text:span text:style-name="T2">Team: CrudeMovie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>
        <office:forms form:automatic-focus="false" form:apply-design-mode="false"/>
        <draw:frame presentation:style-name="pr4" draw:text-style-name="P6" draw:layer="layout" svg:width="25cm" svg:height="2.75cm" svg:x="1.5cm" svg:y="0.75cm" presentation:class="title" presentation:user-transformed="true">
          <draw:text-box>
            <text:p text:style-name="P1"><text:span text:style-name="T1">Our</text:span><text:span text:style-name="T3"> </text:span><text:span text:style-name="T1">Week</text:span></text:p>
          </draw:text-box>
        </draw:frame>
        <draw:custom-shape draw:style-name="gr2" draw:text-style-name="P7" draw:layer="layout" svg:width="23.495cm" svg:height="10.16cm" svg:x="2.54cm" svg:y="3.8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23.494cm" svg:height="11.203cm" svg:x="2.54cm" svg:y="3.81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4">Monday</text:span></text:p>
              </table:table-cell>
              <table:table-cell>
                <text:p text:style-name="P9"><text:span text:style-name="T4">Tuesday</text:span></text:p>
              </table:table-cell>
              <table:table-cell>
                <text:p text:style-name="P9"><text:span text:style-name="T4">Wednesday</text:span></text:p>
              </table:table-cell>
              <table:table-cell>
                <text:p text:style-name="P9"><text:span text:style-name="T4"><text:s/></text:span><text:span text:style-name="T4">Thursday</text:span></text:p>
              </table:table-cell>
              <table:table-cell>
                <text:p text:style-name="P9"><text:span text:style-name="T4">Friday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5">Team Creation</text:span></text:p>
                <text:p text:style-name="P10"><text:span text:style-name="T5"/></text:p>
                <text:p text:style-name="P10"><text:span text:style-name="T5">Trello Board</text:span></text:p>
              </table:table-cell>
              <table:table-cell>
                <text:p text:style-name="P10"><text:span text:style-name="T5">Frontend Structure</text:span></text:p>
                <text:p text:style-name="P10"><text:span text:style-name="T5"/></text:p>
              </table:table-cell>
              <table:table-cell>
                <text:p text:style-name="P10"><text:span text:style-name="T6">Meeting for the Presentation</text:span></text:p>
                <text:p text:style-name="P10"><text:span text:style-name="T6"/></text:p>
                <text:p text:style-name="P10"><text:span text:style-name="T7">What Tasks are left?</text:span></text:p>
              </table:table-cell>
              <table:table-cell>
                <text:p text:style-name="P10"><text:span text:style-name="T5">Testing</text:span></text:p>
                <text:p text:style-name="P10"><text:span text:style-name="T5"/></text:p>
                <text:p text:style-name="P10"><text:span text:style-name="T5"/></text:p>
              </table:table-cell>
              <table:table-cell>
                <text:p text:style-name="P10"><text:span text:style-name="T5">D</text:span></text:p>
                <text:p text:style-name="P10"><text:span text:style-name="T5">E</text:span></text:p>
                <text:p text:style-name="P10"><text:span text:style-name="T5">M</text:span></text:p>
                <text:p text:style-name="P10"><text:span text:style-name="T5">O</text:span></text:p>
              </table:table-cell>
            </table:table-row>
            <table:table-row table:style-name="ro3" table:default-cell-style-name="ce2">
              <table:table-cell>
                <text:p text:style-name="P10"><text:span text:style-name="T5">Picking an API</text:span></text:p>
                <text:p text:style-name="P10"><text:span text:style-name="T5"><text:s/></text:span></text:p>
                <text:p text:style-name="P10"><text:span text:style-name="T7">“</text:span><text:span text:style-name="T7">What are we even building?”</text:span></text:p>
              </table:table-cell>
              <table:table-cell>
                <text:p text:style-name="P10"><text:span text:style-name="T7">React Components</text:span></text:p>
                <text:p text:style-name="P10"><text:span text:style-name="T5"/></text:p>
                <text:p text:style-name="P10"><text:span text:style-name="T7">Mongoose.</text:span></text:p>
                <text:p text:style-name="P10"><text:span text:style-name="T7">connect</text:span></text:p>
              </table:table-cell>
              <table:table-cell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/></text:p>
                <text:p text:style-name="P10"><text:span text:style-name="T5">Style Choices</text:span></text:p>
              </table:table-cell>
              <table:table-cell>
                <text:p text:style-name="P10"><text:span text:style-name="T8">Code Refactoring</text:span></text:p>
              </table:table-cell>
              <table:table-cell>
                <text:p text:style-name="P10"><text:span text:style-name="T5"><text:s/></text:span></text:p>
                <text:p text:style-name="P10"><text:span text:style-name="T5">D</text:span></text:p>
                <text:p text:style-name="P10"><text:span text:style-name="T5">A</text:span></text:p>
                <text:p text:style-name="P10"><text:span text:style-name="T5">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2" draw:layer="layout" svg:width="3.175cm" svg:height="1.271cm" svg:x="9.525cm" svg:y="7.62cm">
          <text:p text:style-name="P11">React 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3" draw:layer="layout" svg:width="4.445cm" svg:height="2.54cm" svg:x="13.97cm" svg:y="10.16cm">
          <text:p text:style-name="P11">MongoDB </text:p>
          <text:p text:style-name="P11">W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6" draw:text-style-name="P14" draw:layer="layout" svg:width="25cm" svg:height="2.75cm" svg:x="1.5cm" svg:y="0.75cm" presentation:class="title" presentation:user-transformed="true">
          <draw:text-box>
            <text:p><text:span text:style-name="T9">Challenges</text:span></text:p>
          </draw:text-box>
        </draw:frame>
        <draw:frame presentation:style-name="pr7" draw:text-style-name="P16" draw:layer="layout" svg:width="13.335cm" svg:height="10.88cm" svg:x="0.635cm" svg:y="4.445cm" presentation:class="outline" presentation:user-transformed="true">
          <draw:text-box>
            <text:list text:style-name="L1">
              <text:list-header>
                <text:p text:style-name="P15"><text:span text:style-name="T10">Collaborating with </text:span><text:span text:style-name="T10">MongoDb</text:span></text:p>
                <text:p text:style-name="P15"><text:span text:style-name="T11"/></text:p>
                <text:p text:style-name="P15"><text:span text:style-name="T10">Routing with React</text:span></text:p>
                <text:p text:style-name="P15"><text:span text:style-name="T10"/></text:p>
                <text:p text:style-name="P15"><text:span text:style-name="T10">One More Challenge</text:span></text:p>
              </text:list-header>
            </text:list>
          </draw:text-box>
        </draw:frame>
        <draw:frame presentation:style-name="pr8" draw:text-style-name="P17" draw:layer="layout" svg:width="13.335cm" svg:height="10.88cm" svg:x="16.51cm" svg:y="4.445cm" presentation:class="outline" presentation:user-transformed="true">
          <draw:text-box>
            <text:list text:style-name="L1">
              <text:list-header>
                <text:p text:style-name="P15"><text:span text:style-name="T12">Solution</text:span></text:p>
                <text:p text:style-name="P15"><text:span text:style-name="T12"/></text:p>
                <text:p text:style-name="P15"><text:span text:style-name="T13"/></text:p>
                <text:p text:style-name="P15"><text:span text:style-name="T12">Solution</text:span></text:p>
                <text:p text:style-name="P15"><text:span text:style-name="T12"/></text:p>
                <text:p text:style-name="P15"><text:span text:style-name="T12">Solution</text:span></text:p>
              </text:list-header>
            </text:list>
          </draw:text-box>
        </draw:frame>
        <draw:custom-shape draw:style-name="gr6" draw:text-style-name="P1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4">Code Snipp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8" draw:layer="layout" svg:width="25cm" svg:height="2.75cm" svg:x="1.5cm" svg:y="0.75cm" presentation:class="title" presentation:user-transformed="true">
          <draw:text-box>
            <text:p text:style-name="P1"><text:span text:style-name="T14">Code Snipp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10" draw:text-style-name="P20" draw:layer="layout" svg:width="25cm" svg:height="2.838cm" svg:x="1.67cm" svg:y="6.052cm" presentation:class="title" presentation:user-transformed="true">
          <draw:text-box>
            <text:p text:style-name="P1"><text:span text:style-name="T15">De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Gradient_20_9" draw:display-name="Gradient 9" draw:style="linear" draw:start-color="#23254c" draw:end-color="#e8ecf4" draw:start-intensity="100%" draw:end-intensity="100%" draw:angle="2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9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e8ecf4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9" draw:gradient-step-count="0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e8ecf4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solid" draw:fill-color="#ffffff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1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1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4M7S</meta:editing-duration>
    <meta:editing-cycles>4</meta:editing-cycles>
    <meta:generator>LibreOffice/7.3.7.2$Linux_X86_64 LibreOffice_project/30$Build-2</meta:generator>
    <dc:title>Lights</dc:title>
    <dc:date>2023-03-07T14:23:08.026308772</dc:date>
    <meta:document-statistic meta:object-count="107"/>
  </office:meta>
</office:document-meta>
</file>